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4.718cm"/>
    </style:style>
    <style:style style:name="表格2.E" style:family="table-column">
      <style:table-column-properties style:column-width="6.796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none" fo:border-top="0.75pt solid #000000" fo:border-bottom="1pt solid #000000" style:writing-mode="lr-tb"/>
    </style:style>
    <style:style style:name="表格2.E6" style:family="table-cell">
      <style:table-cell-properties style:vertical-align="middle"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Table_20_Paragraph">
      <style:paragraph-properties fo:margin-left="1.889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1df80d" style:font-size-asian="11pt" style:font-size-complex="11pt"/>
    </style:style>
    <style:style style:name="P8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officeooo:paragraph-rsid="0026a041" style:font-size-asian="11pt" style:font-size-complex="11pt"/>
    </style:style>
    <style:style style:name="P11" style:family="paragraph" style:parent-style-name="Table_20_Paragraph">
      <style:paragraph-properties fo:margin-left="0cm" fo:margin-right="1.782cm" fo:margin-top="0.23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12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13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4" style:family="paragraph" style:parent-style-name="Table_20_Paragraph">
      <style:paragraph-properties style:punctuation-wrap="simple"/>
    </style:style>
    <style:style style:name="P15" style:family="paragraph" style:parent-style-name="Table_20_Paragraph">
      <style:paragraph-properties fo:margin-top="0.298cm" fo:margin-bottom="0cm" style:contextual-spacing="false" style:punctuation-wrap="simple"/>
    </style:style>
    <style:style style:name="P16" style:family="paragraph" style:parent-style-name="Table_20_Paragraph">
      <style:paragraph-properties fo:text-align="justify" style:justify-single-word="false" style:punctuation-wrap="simple"/>
    </style:style>
    <style:style style:name="P17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8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19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20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21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22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23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24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25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26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7" style:family="paragraph" style:parent-style-name="本文">
      <style:paragraph-properties style:punctuation-wrap="simple"/>
      <style:text-properties fo:font-size="4pt" style:font-size-asian="4pt" style:font-size-complex="4pt"/>
    </style:style>
    <style:style style:name="P28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6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7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38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9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40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41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3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4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5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6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7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8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9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50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etter-spacing="-0.048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-0.046cm" style:font-size-asian="11pt" style:font-size-complex="11pt"/>
    </style:style>
    <style:style style:name="T10" style:family="text">
      <style:text-properties fo:font-size="11pt" fo:letter-spacing="-0.037cm" style:font-size-asian="11pt" style:font-size-complex="11pt"/>
    </style:style>
    <style:style style:name="T11" style:family="text">
      <style:text-properties fo:font-size="11pt" fo:letter-spacing="-0.042cm" style:font-size-asian="11pt" style:font-size-complex="11pt"/>
    </style:style>
    <style:style style:name="T12" style:family="text">
      <style:text-properties fo:font-size="11pt" fo:letter-spacing="-0.064cm" style:font-size-asian="11pt" style:font-size-complex="11pt"/>
    </style:style>
    <style:style style:name="T13" style:family="text">
      <style:text-properties fo:font-size="11pt" fo:letter-spacing="-0.055cm" style:font-size-asian="11pt" style:font-size-complex="11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標楷體1" officeooo:rsid="0019a27f" style:font-name-asian="標楷體1"/>
    </style:style>
    <style:style style:name="T17" style:family="text">
      <style:text-properties style:font-name="標楷體1" officeooo:rsid="0022fdaf" style:font-name-asian="標楷體1"/>
    </style:style>
    <style:style style:name="T18" style:family="text">
      <style:text-properties style:font-name="標楷體1" officeooo:rsid="002a76ec" style:font-name-asian="標楷體1"/>
    </style:style>
    <style:style style:name="T19" style:family="text">
      <style:text-properties style:font-name="標楷體1" fo:font-size="11pt" style:font-name-asian="標楷體1" style:font-size-asian="11pt" style:font-size-complex="11pt"/>
    </style:style>
    <style:style style:name="T20" style:family="text">
      <style:text-properties style:font-name="標楷體1" fo:font-size="11pt" officeooo:rsid="0019a27f" style:font-name-asian="標楷體1" style:font-size-asian="11pt" style:font-size-complex="11pt"/>
    </style:style>
    <style:style style:name="T21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22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23" style:family="text">
      <style:text-properties style:font-name="標楷體1" fo:font-size="11pt" fo:letter-spacing="-0.032cm" style:font-name-asian="標楷體1" style:font-size-asian="11pt" style:font-size-complex="11pt"/>
    </style:style>
    <style:style style:name="T24" style:family="text">
      <style:text-properties style:font-name="標楷體1" fo:font-size="11pt" fo:letter-spacing="-0.048cm" style:font-name-asian="標楷體1" style:font-size-asian="11pt" style:font-size-complex="11pt"/>
    </style:style>
    <style:style style:name="T25" style:family="text">
      <style:text-properties style:font-name="標楷體1" fo:font-size="11pt" fo:letter-spacing="-0.035cm" style:font-name-asian="標楷體1" style:font-size-asian="11pt" style:font-size-complex="11pt"/>
    </style:style>
    <style:style style:name="T26" style:family="text">
      <style:text-properties style:font-name="標楷體1" fo:font-size="11pt" fo:letter-spacing="-0.039cm" style:font-name-asian="標楷體1" style:font-size-asian="11pt" style:font-size-complex="11pt"/>
    </style:style>
    <style:style style:name="T27" style:family="text">
      <style:text-properties style:font-name="標楷體1" fo:font-size="11pt" fo:letter-spacing="-0.025cm" style:font-name-asian="標楷體1" style:font-size-asian="11pt" style:font-size-complex="11pt"/>
    </style:style>
    <style:style style:name="T28" style:family="text">
      <style:text-properties style:font-name="標楷體1" fo:font-size="11pt" fo:letter-spacing="-0.044cm" style:font-name-asian="標楷體1" style:font-size-asian="11pt" style:font-size-complex="11pt"/>
    </style:style>
    <style:style style:name="T29" style:family="text">
      <style:text-properties style:font-name="標楷體1" fo:font-size="11pt" fo:letter-spacing="-0.044cm" officeooo:rsid="0019a27f" style:letter-kerning="false" style:font-name-asian="標楷體1" style:font-size-asian="11pt" style:font-name-complex="微軟正黑體" style:font-size-complex="11pt"/>
    </style:style>
    <style:style style:name="T30" style:family="text">
      <style:text-properties style:font-name="標楷體1" fo:font-size="11pt" fo:letter-spacing="-0.215cm" style:font-name-asian="標楷體1" style:font-size-asian="11pt" style:font-size-complex="11pt"/>
    </style:style>
    <style:style style:name="T31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32" style:family="text">
      <style:text-properties style:font-name="標楷體1" fo:font-size="11pt" fo:letter-spacing="0.016cm" style:letter-kerning="false" style:font-name-asian="標楷體1" style:font-size-asian="11pt" style:font-name-complex="微軟正黑體" style:font-size-complex="11pt"/>
    </style:style>
    <style:style style:name="T33" style:family="text">
      <style:text-properties style:font-name="標楷體1" fo:font-size="11pt" fo:letter-spacing="0.016cm" officeooo:rsid="0019a27f" style:letter-kerning="false" style:font-name-asian="標楷體1" style:font-size-asian="11pt" style:font-name-complex="微軟正黑體" style:font-size-complex="11pt"/>
    </style:style>
    <style:style style:name="T34" style:family="text">
      <style:text-properties style:font-name="標楷體1" fo:font-size="11pt" fo:letter-spacing="-0.046cm" style:font-name-asian="標楷體1" style:font-size-asian="11pt" style:font-size-complex="11pt"/>
    </style:style>
    <style:style style:name="T35" style:family="text">
      <style:text-properties style:font-name="標楷體1" fo:font-size="11pt" fo:letter-spacing="-0.037cm" style:font-name-asian="標楷體1" style:font-size-asian="11pt" style:font-size-complex="11pt"/>
    </style:style>
    <style:style style:name="T36" style:family="text">
      <style:text-properties style:font-name="標楷體1" fo:font-size="11pt" fo:letter-spacing="-0.049cm" style:font-name-asian="標楷體1" style:font-size-asian="11pt" style:font-size-complex="11pt"/>
    </style:style>
    <style:style style:name="T37" style:family="text">
      <style:text-properties style:font-name="標楷體1" fo:font-size="11pt" fo:letter-spacing="-0.042cm" style:font-name-asian="標楷體1" style:font-size-asian="11pt" style:font-size-complex="11pt"/>
    </style:style>
    <style:style style:name="T38" style:family="text">
      <style:text-properties style:font-name="標楷體1" fo:letter-spacing="0.016cm" style:letter-kerning="false" style:font-name-asian="標楷體1" style:font-name-complex="微軟正黑體"/>
    </style:style>
    <style:style style:name="T39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40" style:family="text">
      <style:text-properties style:font-name="標楷體1" fo:letter-spacing="0.016cm" officeooo:rsid="001df80d" style:letter-kerning="false" style:font-name-asian="標楷體1" style:font-name-complex="微軟正黑體"/>
    </style:style>
    <style:style style:name="T41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42" style:family="text">
      <style:text-properties style:font-name="標楷體1" fo:letter-spacing="0.016cm" officeooo:rsid="0027ff7c" style:letter-kerning="false" style:font-name-asian="標楷體1" style:font-name-complex="微軟正黑體"/>
    </style:style>
    <style:style style:name="T43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44" style:family="text">
      <style:text-properties style:font-name="標楷體1" fo:letter-spacing="-0.044cm" officeooo:rsid="001df80d" style:letter-kerning="false" style:font-name-asian="標楷體1" style:font-name-complex="微軟正黑體"/>
    </style:style>
    <style:style style:name="T45" style:family="text">
      <style:text-properties style:font-name="標楷體1" fo:letter-spacing="-0.044cm" officeooo:rsid="0022fdaf" style:letter-kerning="false" style:font-name-asian="標楷體1" style:font-name-complex="微軟正黑體"/>
    </style:style>
    <style:style style:name="T46" style:family="text">
      <style:text-properties style:font-name="標楷體1" fo:letter-spacing="-0.044cm" officeooo:rsid="0027ff7c" style:letter-kerning="false" style:font-name-asian="標楷體1" style:font-name-complex="微軟正黑體"/>
    </style:style>
    <style:style style:name="T47" style:family="text">
      <style:text-properties style:font-name="標楷體1" fo:letter-spacing="-0.044cm" officeooo:rsid="002a76ec" style:letter-kerning="false" style:font-name-asian="標楷體1" style:font-name-complex="微軟正黑體"/>
    </style:style>
    <style:style style:name="T48" style:family="text">
      <style:text-properties officeooo:rsid="0019a27f"/>
    </style:style>
    <style:style style:name="T49" style:family="text">
      <style:text-properties fo:letter-spacing="0.016cm" style:letter-kerning="false" style:font-name-complex="微軟正黑體"/>
    </style:style>
    <style:style style:name="T50" style:family="text">
      <style:text-properties fo:letter-spacing="0.016cm" officeooo:rsid="0019a27f" style:letter-kerning="false" style:font-name-complex="微軟正黑體"/>
    </style:style>
    <style:style style:name="T51" style:family="text">
      <style:text-properties fo:letter-spacing="-0.044cm" officeooo:rsid="0019a27f" style:letter-kerning="false" style:font-name-complex="微軟正黑體"/>
    </style:style>
    <style:style style:name="T52" style:family="text">
      <style:text-properties fo:letter-spacing="-0.044cm" officeooo:rsid="002a76ec" style:letter-kerning="false" style:font-name-complex="微軟正黑體"/>
    </style:style>
    <style:style style:name="T53" style:family="text">
      <style:text-properties fo:background-color="#ffffff" loext:char-shading-value="0"/>
    </style:style>
    <style:style style:name="T54" style:family="text">
      <style:text-properties officeooo:rsid="004feee6"/>
    </style:style>
    <style:style style:name="T55" style:family="text">
      <style:text-properties officeooo:rsid="002a76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50"><text:span text:style-name="T15">檢查日期：民國111年8月11日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8">出流管制計畫書</text:p>
          </table:table-cell>
          <table:table-cell table:style-name="表格1.B1" office:value-type="string">
            <text:p text:style-name="P13"><text:span text:style-name="預設段落字型"><text:span text:style-name="T19">計<text:tab/>畫<text:tab/>名<text:tab/></text:span></text:span><text:span text:style-name="預設段落字型"><text:span text:style-name="T23">稱</text:span></text:span></text:p>
          </table:table-cell>
          <table:table-cell table:style-name="表格1.C1" table:number-columns-spanned="3" office:value-type="string">
            <text:p text:style-name="P14"><text:span text:style-name="預設段落字型"><text:span text:style-name="T21">測試施工階段功能案件</text:span></text:span></text:p>
          </table:table-cell>
          <table:covered-table-cell/>
          <table:covered-table-cell/>
          <table:table-cell table:style-name="表格1.F1" office:value-type="string">
            <text:p text:style-name="P29">案號</text:p>
          </table:table-cell>
          <table:table-cell table:style-name="表格1.G1" office:value-type="string">
            <text:p text:style-name="P14"><text:span text:style-name="預設段落字型"><text:span text:style-name="T21">LR-OPL-008-111-0073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41">核定日期文 號</text:p>
          </table:table-cell>
          <table:table-cell table:style-name="表格1.C2" table:number-columns-spanned="5" office:value-type="string">
            <text:p text:style-name="P49"><text:span text:style-name="預設段落字型"><text:span text:style-name="T24">駿穠測試紀錄072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13"><text:span text:style-name="預設段落字型"><text:span text:style-name="T19">開<text:tab/>工<text:tab/>日<text:tab/></text:span></text:span><text:span text:style-name="預設段落字型"><text:span text:style-name="T23">期</text:span></text:span></text:p>
          </table:table-cell>
          <table:table-cell table:style-name="表格1.C2" table:number-columns-spanned="5" office:value-type="string">
            <text:p text:style-name="P39"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41">核定完工日 期</text:p>
          </table:table-cell>
          <table:table-cell table:style-name="表格1.C2" table:number-columns-spanned="5" office:value-type="string">
            <text:p text:style-name="P39">民國111年7月25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42">申報完工日 期</text:p>
          </table:table-cell>
          <table:table-cell table:style-name="表格1.C2" table:number-columns-spanned="5" office:value-type="string">
            <text:p text:style-name="P39"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34">義務人</text:p>
          </table:table-cell>
          <table:table-cell table:style-name="表格1.B6" office:value-type="string">
            <text:p text:style-name="P43">姓 名 或 名 稱</text:p>
          </table:table-cell>
          <table:table-cell table:style-name="表格1.C2" table:number-columns-spanned="5" office:value-type="string">
            <text:p text:style-name="P16"><text:span text:style-name="預設段落字型"><text:span text:style-name="T21">陶林數值測量工程有限公司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7"><text:span text:style-name="預設段落字型"><text:span text:style-name="T19">身<text:tab/>分<text:tab/>證<text:tab/></text:span></text:span><text:span text:style-name="預設段落字型"><text:span text:style-name="T23">或</text:span></text:span><text:span text:style-name="預設段落字型"><text:span text:style-name="T25">營利</text:span></text:span><text:span text:style-name="預設段落字型"><text:span text:style-name="T26">事</text:span></text:span><text:span text:style-name="預設段落字型"><text:span text:style-name="T25">業</text:span></text:span><text:span text:style-name="預設段落字型"><text:span text:style-name="T26">統</text:span></text:span><text:span text:style-name="預設段落字型"><text:span text:style-name="T25">一</text:span></text:span><text:span text:style-name="預設段落字型"><text:span text:style-name="T26">編</text:span></text:span><text:span text:style-name="預設段落字型"><text:span text:style-name="T27">號</text:span></text:span></text:p>
          </table:table-cell>
          <table:table-cell table:style-name="表格1.C2" table:number-columns-spanned="5" office:value-type="string">
            <text:p text:style-name="P16"><text:span text:style-name="預設段落字型"><text:span text:style-name="T21">EAAAAIcZqnQRtfdzWwuwqXO4Dc8gAAAAr9ow+Rnpp+s1i7q5dN77/MTYtMhYYiuJA/OzTbAtZGQlzH3XdJ5ZWxNv6gsJLwQu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4">住居所或營業所</text:p>
          </table:table-cell>
          <table:table-cell table:style-name="表格1.C2" table:number-columns-spanned="5" office:value-type="string">
            <text:p text:style-name="P16"><text:span text:style-name="預設段落字型"><text:span text:style-name="T19">臺中市北屯區崇德路二段130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7"/>
            <text:p text:style-name="P30">實施地點土地標示</text:p>
          </table:table-cell>
          <table:covered-table-cell/>
          <table:table-cell table:style-name="表格1.C2" table:number-columns-spanned="5" office:value-type="string">
            <text:p text:style-name="P15"><text:span text:style-name="預設段落字型"><text:span text:style-name="T21">測試施工階段功能案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18"><text:span text:style-name="預設段落字型"><text:span text:style-name="T28">一、是</text:span></text:span><text:span text:style-name="預設段落字型"><text:span text:style-name="T24">否</text:span></text:span><text:span text:style-name="預設段落字型"><text:span text:style-name="T28">依規</text:span></text:span><text:span text:style-name="預設段落字型"><text:span text:style-name="T24">定</text:span></text:span><text:span text:style-name="預設段落字型"><text:span text:style-name="T28">提送</text:span></text:span><text:span text:style-name="預設段落字型"><text:span text:style-name="T24">「</text:span></text:span><text:span text:style-name="預設段落字型"><text:span text:style-name="T28">出</text:span></text:span><text:span text:style-name="預設段落字型"><text:span text:style-name="T24">流</text:span></text:span><text:span text:style-name="預設段落字型"><text:span text:style-name="T28">管制設</text:span></text:span><text:span text:style-name="預設段落字型"><text:span text:style-name="T24">施</text:span></text:span><text:span text:style-name="預設段落字型"><text:span text:style-name="T28">使用</text:span></text:span><text:span text:style-name="預設段落字型"><text:span text:style-name="T24">期</text:span></text:span><text:span text:style-name="預設段落字型"><text:span text:style-name="T28">間定</text:span></text:span><text:span text:style-name="預設段落字型"><text:span text:style-name="T24">期</text:span></text:span><text:span text:style-name="預設段落字型"><text:span text:style-name="T28">檢</text:span></text:span><text:span text:style-name="預設段落字型"><text:span text:style-name="T24">查</text:span></text:span><text:span text:style-name="預設段落字型"><text:span text:style-name="T28">紀錄表</text:span></text:span><text:span text:style-name="預設段落字型"><text:span text:style-name="T30">」</text:span></text:span><text:span text:style-name="預設段落字型"><text:span text:style-name="T22">：</text:span></text:span><text:span text:style-name="預設段落字型"><text:span text:style-name="T31"> </text:span></text:span><text:span text:style-name="預設段落字型"><text:span text:style-name="T32">■</text:span></text:span><text:span text:style-name="預設段落字型"><text:span text:style-name="T19">是<text:tab/>□</text:span></text:span><text:span text:style-name="預設段落字型"><text:span text:style-name="T28">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31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8"/>
            <text:p text:style-name="P32">檢查項目</text:p>
          </table:table-cell>
          <table:covered-table-cell/>
          <table:table-cell table:style-name="表格1.C12" table:number-columns-spanned="2" office:value-type="string">
            <text:p text:style-name="P33">合格</text:p>
          </table:table-cell>
          <table:covered-table-cell/>
          <table:table-cell table:style-name="表格1.E13" table:number-rows-spanned="2" table:number-columns-spanned="3" office:value-type="string">
            <text:p text:style-name="P48"/>
            <text:p text:style-name="P35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8">是</text:p>
          </table:table-cell>
          <table:table-cell table:style-name="表格1.D13" office:value-type="string">
            <text:p text:style-name="P36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9"><text:span text:style-name="預設段落字型"><text:span text:style-name="T28">排水路暢通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21"><text:span text:style-name="預設段落字型"><text:span text:style-name="T35">排水路設施</text:span></text:span><text:span text:style-name="預設段落字型"><text:span text:style-name="T36">未遭占用或移除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50">□</text:span></text:span></text:p>
          </table:table-cell>
          <table:table-cell table:style-name="表格1.C14" office:value-type="string">
            <text:p text:style-name="P37"><text:span text:style-name="預設段落字型"><text:span text:style-name="T48">■</text:span></text:span></text:p>
          </table:table-cell>
          <table:table-cell table:style-name="表格1.C2" table:number-columns-spanned="3" office:value-type="string">
            <text:p text:style-name="P40">其他注意事項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22"><text:span text:style-name="預設段落字型"><text:span text:style-name="T36">滯洪設施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8"/>
            <text:p text:style-name="P45">滯洪設施未遭占用、移除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6">排水出流工暢通未淤積且結構未破損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23"><text:span text:style-name="預設段落字型"><text:span text:style-name="T24">排水出流處聯外排水路</text:span></text:span><text:span text:style-name="預設段落字型"><text:span text:style-name="T37">暢通未淤積、淘刷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■</text:span></text:span></text:p>
          </table:table-cell>
          <table:table-cell table:style-name="表格1.C14" office:value-type="string">
            <text:p text:style-name="P37"><text:span text:style-name="預設段落字型"><text:span text:style-name="T48">□</text:span></text:span></text:p>
          </table:table-cell>
          <table:table-cell table:style-name="表格1.C2" table:number-columns-spanned="3" office:value-type="string">
            <text:p text:style-name="P40">其他注意事項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24"><text:span text:style-name="預設段落字型"><text:span text:style-name="T8">抽水機</text:span></text:span><text:span text:style-name="預設段落字型"><text:span text:style-name="T2">(</text:span></text:span><text:span text:style-name="預設段落字型"><text:span text:style-name="T7">含備援抽水機</text:span></text:span><text:span text:style-name="預設段落字型"><text:span text:style-name="T3">) </text:span></text:span><text:span text:style-name="預設段落字型"><text:span text:style-name="T10">有定期維護</text:span></text:span></text:p>
            <text:p text:style-name="P26"><text:span text:style-name="預設段落字型"><text:span text:style-name="T4">(</text:span></text:span><text:span text:style-name="預設段落字型"><text:span text:style-name="T6">應附定期維護紀錄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12"><text:span text:style-name="預設段落字型"><text:span text:style-name="T38">■</text:span></text:span></text:p>
          </table:table-cell>
          <table:table-cell table:style-name="表格2.B1" office:value-type="string">
            <text:p text:style-name="P12"><text:span text:style-name="預設段落字型"><text:span text:style-name="T16">□</text:span></text:span></text:p>
          </table:table-cell>
          <table:table-cell table:style-name="表格2.D1" table:number-columns-spanned="2" office:value-type="string">
            <text:p text:style-name="P40">其他注意事項6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25"><text:span text:style-name="預設段落字型"><text:span text:style-name="T8">其他</text:span></text:span><text:span text:style-name="預設段落字型"><text:span text:style-name="T5">(</text:span></text:span><text:span text:style-name="預設段落字型"><text:span text:style-name="T11">可依個案需要增加</text:span></text:span><text:span text:style-name="預設段落字型"><text:span text:style-name="T9">檢查項目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12"><text:span text:style-name="預設段落字型"><text:span text:style-name="T38">□</text:span></text:span></text:p>
          </table:table-cell>
          <table:table-cell table:style-name="表格2.B1" office:value-type="string">
            <text:p text:style-name="P12"><text:span text:style-name="預設段落字型"><text:span text:style-name="T16">□</text:span></text:span></text:p>
          </table:table-cell>
          <table:table-cell table:style-name="表格2.D1" table:number-columns-spanned="2" office:value-type="string">
            <text:p text:style-name="P40">其他注意事項7</text:p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8">三、本次檢查待改正事項說明及限期改正期限</text:p>
            <text:p text:style-name="P8"/>
            <text:p text:style-name="P8"/>
            <text:p text:style-name="P8"/>
            <text:p text:style-name="P8">本次檢查待改正事項說明及限期改正期限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8">四、前次檢查須改正事項改正情形說明</text:p>
            <text:p text:style-name="P8"/>
            <text:p text:style-name="P8"/>
            <text:p text:style-name="P8"/>
            <text:p text:style-name="P8">前次檢查須改正事項改正情形說明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9">五、其他注意事項</text:p>
            <text:p text:style-name="P9"/>
            <text:p text:style-name="P9"/>
            <text:p text:style-name="P9"/>
            <text:p text:style-name="P10">其他注意事項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5">五、查核結果</text:p>
          </table:table-cell>
          <table:table-cell table:style-name="表格2.B6" table:number-columns-spanned="3" office:value-type="string">
            <text:p text:style-name="P11"><text:span text:style-name="預設段落字型"><text:span text:style-name="T38"><text:s text:c="8"/>□</text:span></text:span><text:span text:style-name="預設段落字型"><text:span text:style-name="T41">合格</text:span></text:span></text:p>
          </table:table-cell>
          <table:covered-table-cell/>
          <table:covered-table-cell/>
          <table:table-cell table:style-name="表格2.E6" office:value-type="string">
            <text:p text:style-name="P7"><text:span text:style-name="預設段落字型"><text:span text:style-name="T38">□</text:span></text:span>不合格</text:p>
          </table:table-cell>
        </table:table-row>
      </table:table>
      <text:p text:style-name="P27"/>
      <text:p text:style-name="P6">五、 相關單位及人員簽名</text:p>
      <text:p text:style-name="P3"><text:span text:style-name="預設段落字型"><text:span text:style-name="T4">(</text:span></text:span><text:span text:style-name="預設段落字型"><text:span text:style-name="T6">一</text:span></text:span><text:span text:style-name="預設段落字型"><text:span text:style-name="T3">)</text:span></text:span><text:span text:style-name="預設段落字型"><text:span text:style-name="T6">查核單位及人員：</text:span></text:span></text:p>
      <text:p text:style-name="P4"><text:span text:style-name="預設段落字型"><text:span text:style-name="T4">(</text:span></text:span><text:span text:style-name="預設段落字型"><text:span text:style-name="T6">二</text:span></text:span><text:span text:style-name="預設段落字型"><text:span text:style-name="T3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4">(</text:span></text:span><text:span text:style-name="預設段落字型"><text:span text:style-name="T6">三</text:span></text:span><text:span text:style-name="預設段落字型"><text:span text:style-name="T3">)</text:span></text:span><text:span text:style-name="預設段落字型"><text:span text:style-name="T6">義務人：</text:span></text:span></text:p>
      <text:p text:style-name="P20"><text:span text:style-name="預設段落字型"><text:span text:style-name="T12">六、使用期間督導查核係屬行政監督查核，依「出流管制設施使用期間定期檢查紀錄表」之項目進行查核， </text:span></text:span><text:span text:style-name="預設段落字型"><text:span text:style-name="T13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1T09:38:12.956000000</dc:date>
    <meta:editing-cycles>27</meta:editing-cycles>
    <meta:editing-duration>PT3H14M8S</meta:editing-duration>
    <meta:document-statistic meta:table-count="2" meta:image-count="0" meta:object-count="0" meta:page-count="2" meta:paragraph-count="80" meta:word-count="645" meta:character-count="804" meta:non-whitespace-character-count="775"/>
    <meta:user-defined meta:name="Creator">Acrobat PDFMaker 11 Word 版</meta:user-defined>
    <meta:template xlink:type="simple" xlink:actuate="onRequest" xlink:title="" xlink:href="../../../../template/appendix/no18.odt/Normal"/>
  </office:meta>
</office:document-meta>
</file>